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-Roman" svg:font-family="Times-Roman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75320624">
          <text:deletion>
            <office:change-info>
              <dc:creator>Bob Jacobsen</dc:creator>
              <dc:date>2010-10-08T18:03:00</dc:date>
            </office:change-info>
            <text:h text:style-name="P1" text:outline-level="1">Title</text:h>
          </text:deletion>
        </text:changed-region>
        <text:changed-region text:id="ct675320768">
          <text:insertion>
            <office:change-info>
              <dc:creator>Bob Jacobsen</dc:creator>
              <dc:date>2010-10-08T18:03:00</dc:date>
            </office:change-info>
          </text:insertion>
        </text:changed-region>
        <text:changed-region text:id="ct675320864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676300480">
          <text:deletion>
            <office:change-info>
              <dc:creator>Bob Jacobsen</dc:creator>
              <dc:date>2010-10-08T18:06:00</dc:date>
            </office:change-info>
            <text:p text:style-name="Standard"><text:s/></text:p>
          </text:deletion>
        </text:changed-region>
        <text:changed-region text:id="ct676300272">
          <text:deletion>
            <office:change-info>
              <dc:creator>Bob Jacobsen</dc:creator>
              <dc:date>2010-10-08T18:0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675322064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675324416">
          <text:deletion>
            <office:change-info>
              <dc:creator>Bob Jacobsen</dc:creator>
              <dc:date>2010-10-08T18:06:00</dc:date>
            </office:change-info>
            <text:p text:style-name="Standard"/>
            <text:h text:style-name="Heading_20_1" text:outline-level="1"/>
          </text:deletion>
        </text:changed-region>
        <text:changed-region text:id="ct676303872">
          <text:deletion>
            <office:change-info>
              <dc:creator>Bob Jacobsen</dc:creator>
              <dc:date>2010-10-08T18:04:00</dc:date>
            </office:change-info>
            <text:h text:style-name="Heading_20_1" text:outline-level="1">Section Title</text:h>
          </text:deletion>
        </text:changed-region>
        <text:changed-region text:id="ct675324512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75324608">
          <text:deletion>
            <office:change-info>
              <dc:creator>Bob Jacobsen</dc:creator>
              <dc:date>2010-10-08T18:05:00</dc:date>
            </office:change-info>
            <text:p text:style-name="Standard"/>
            <text:h text:style-name="Heading_20_1" text:outline-level="1" text:is-list-header="true">Section Title</text:h>
            <text:p text:style-name="Standard">Praesent gravida pulvinar vehicula. Vivamus eu nisl eget sem rutrum suscipit id a magna. Integer id ante odio. </text:p>
            <text:list xml:id="list502981894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76309344">
          <text:deletion>
            <office:change-info>
              <dc:creator>Bob Jacobsen</dc:creator>
              <dc:date>2010-10-08T18:04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675320624"/><text:change-start text:change-id="ct675320768"/>Introduction</text:h>
      <text:p text:style-name="Standard"><text:change-end text:change-id="ct675320768"/><text:change-start text:change-id="ct675320864"/>This explanatory note contains informative discussion and background for the corresponding “OpenLCB CAN Event Transport Specification”. This explanation is not normative in any way.<text:change-end text:change-id="ct675320864"/><text:change text:change-id="ct676300480"/><text:change text:change-id="ct676300272"/></text:p>
      <text:h text:style-name="Heading_20_1" text:outline-level="1"><text:change-start text:change-id="ct675322064"/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> </text:p>
      <text:p text:style-name="Standard"/>
      <text:p text:style-name="Standard">Below this is just a collection of pieces from other docs right now.</text:p>
      <text:p text:style-name="Standard"> </text:p>
      <text:p text:style-name="Standard"> </text:p>
      <text:p text:style-name="Standard">For monitoring purposes, it was proposed that a PCER message carry a sequence number which increments each time the associated P/C Event ID is sent. It is not at all clear how to do this across nodes, or even across Producers within a single node, as there may be more than one thing that can cause the same P/C Event ID to be sent by a single board;. We decided this would cause more problems than it solved, and omitted it.</text:p>
      <text:p text:style-name="Standard">There's not room in a CAN frame for both a destination NID and a EID. The protocol has therefore been constructed so that any message carrying an EID (and that isn't a datagram) is globally addressed.<text:change-end text:change-id="ct675322064"/><text:change text:change-id="ct675324416"/><text:change text:change-id="ct676303872"/><text:change-start text:change-id="ct675324512"/></text:p>
      <text:p text:style-name="Standard"/>
      <text:p text:style-name="Standard"><text:change-end text:change-id="ct675324512"/><text:change text:change-id="ct675324608"/><text:change text:change-id="ct67630934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<text:soft-page-break/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-Roman" svg:font-family="Times-Roman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8386371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8386384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83863712"/><text:change-start text:change-id="ct683863840"/>OpenLCB-CAN Praesent Gravida Standard or Technical Note<text:change-end text:change-id="ct683863840"/></text:p>
      </style:header>
      <style:footer>
        <text:tracked-changes>
          <text:changed-region text:id="ct68386944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8385763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8385772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83869440"/><text:change-start text:change-id="ct683857632"/><text:span text:style-name="MT2">Copyright 2010, by J. Day, D. Harris, B. Jacobsen, and A. Shepherd</text:span><text:change-end text:change-id="ct683857632"/><text:change text:change-id="ct68385772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5:20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1707080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1706969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17068000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617068160">
            <text:deletion>
              <office:change-info>
                <dc:creator>Bob Jacobsen</dc:creator>
                <dc:date>2010-10-08T18:03:00</dc:date>
              </office:change-info>
              <text:p text:style-name="MP7">(title)</text:p>
            </text:deletion>
          </text:changed-region>
          <text:changed-region text:id="ct617068256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61706857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170739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1707404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81723920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17070800"/><text:change-start text:change-id="ct617069696"/>OpenLCB <text:change-end text:change-id="ct617069696"/><text:change-start text:change-id="ct617068000"/>Technical Note<text:change-end text:change-id="ct61706800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17068160"/><text:change-start text:change-id="ct617068256"/>OpenLCB-CAN Event Transport<text:change-end text:change-id="ct6170682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17068576"/><text:change-start text:change-id="ct617073920"/><text:date style:data-style-name="N37" text:date-value="2010-10-08T17:19:56" text:fixed="true">10/08/10</text:date><text:change-end text:change-id="ct617073920"/></text:p>
            </table:table-cell>
            <table:table-cell table:style-name="Table1.C1" office:value-type="string">
              <text:p text:style-name="MP7"><text:change text:change-id="ct617074048"/><text:change-start text:change-id="ct681723920"/>Preliminary<text:change-end text:change-id="ct681723920"/></text:p>
            </table:table-cell>
          </table:table-row>
        </table:table>
        <text:p text:style-name="Header"/>
      </style:header>
      <style:footer>
        <text:tracked-changes>
          <text:changed-region text:id="ct61706907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1706924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1706937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17069072"/><text:change-start text:change-id="ct617069248"/><text:span text:style-name="MT5">10</text:span><text:change-end text:change-id="ct617069248"/><text:span text:style-name="MT5">, by J. Day, D. Harris, B. Jacobsen, </text:span><text:change text:change-id="ct617069376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5:20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2</meta:editing-cycles>
    <meta:editing-duration>PT11H42M04S</meta:editing-duration>
    <meta:generator>OpenOffice.org/3.2$Unix OpenOffice.org_project/320m18$Build-9502</meta:generator>
    <dc:date>2010-10-10T12:15:20</dc:date>
    <dc:creator>Bob Jacobsen</dc:creator>
    <meta:document-statistic meta:table-count="1" meta:image-count="1" meta:object-count="0" meta:page-count="2" meta:paragraph-count="41" meta:word-count="372" meta:character-count="2303"/>
    <meta:user-defined meta:name="Info 1"/>
    <meta:user-defined meta:name="Info 2"/>
    <meta:user-defined meta:name="Info 3"/>
    <meta:user-defined meta:name="Info 4"/>
  </office:meta>
</office:document-meta>
</file>